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style:text-underline-style="solid" style:text-underline-width="auto" style:text-underline-color="font-color" fo:font-weight="bold"/>
    </style:style>
    <style:style style:name="T3" style:family="text">
      <style:text-properties style:font-name="Verdana1" style:text-underline-style="solid" style:text-underline-width="auto" style:text-underline-color="font-color" fo:font-weight="bold" style:font-weight-asian="bold" style:font-weight-complex="bold"/>
    </style:style>
    <style:style style:name="T4" style:family="text">
      <style:text-properties style:font-name="Verdana1" style:text-underline-style="solid" style:text-underline-width="auto" style:text-underline-color="font-color" fo:font-weight="normal" style:font-weight-asian="normal" style:font-weight-complex="normal"/>
    </style:style>
    <style:style style:name="T5" style:family="text">
      <style:text-properties style:font-name="Verdana1" fo:font-weight="bold" style:font-weight-asian="bold" style:font-weight-complex="bold"/>
    </style:style>
    <style:style style:name="T6" style:family="text">
      <style:text-properties style:font-name="Verdana1" fo:font-weight="normal" style:font-weight-asian="normal" style:font-weight-complex="normal"/>
    </style:style>
    <style:style style:name="T7" style:family="text">
      <style:text-properties style:font-name="Verdana1"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Carrot Bran Muffins<text:line-break/>Makes 12 large muffins</text:span><text:span text:style-name="T1"><text:line-break/><text:line-break/>1 ½ cups whole wheat pastry flour<text:line-break/>1 ½ wheat bran<text:line-break/>1 t. baking soda<text:line-break/>1 t. cinnamon<text:line-break/>¼ t. nutmeg<text:line-break/>½ cup honey<text:line-break/>2 eggs<text:line-break/>¼ cup light olive oil<text:line-break/>1 ½ cups soured milk or buttermilk<text:line-break/>1 ½ cups grated carrots<text:line-break/>½ cup raisins<text:line-break/>½ cup chopped nuts, opt.<text:line-break/><text:line-break/>In a large mixing bowl mix flour, wheat bran, baking soda and cinnamon and nutmeg. In a smaller bowl mix the honey, eggs, oil, and milk. Add this to the dry ingredients and mix until blended. Try not to overmix. Add, carrots, raisins and nuts, if using. Fill muffin tins that have been sprayed with non-stick cooking spray. Fill them almost until full. Bake at 400 degrees for 20 to 25 minutes. <text:line-break/><text:line-break/>This can also be mixed up in a Bosch mixer or a Kitchen aid type mixer. When I make them in a mixer I put all the ingredients in at the same time and mix until blended. Muffins go together much faster this wa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8:36:29.78</meta:creation-date>
    <meta:document-statistic meta:table-count="0" meta:image-count="0" meta:object-count="0" meta:page-count="1" meta:paragraph-count="1" meta:word-count="174" meta:character-count="884"/>
    <dc:date>2017-05-05T18:36:58.14</dc:date>
    <dc:creator>Crystal Miller</dc:creator>
    <meta:editing-duration>PT28S</meta:editing-duration>
    <meta:editing-cycles>1</meta:editing-cycles>
    <meta:generator>OpenOffice/4.1.1$Win32 OpenOffice.org_project/411m6$Build-9775</meta:generator>
  </office:meta>
</office:document-meta>
</file>